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6cm" style:rel-column-width="9746*"/>
    </style:style>
    <style:style style:name="Tabella3.B" style:family="table-column">
      <style:table-column-properties style:column-width="3.38cm" style:rel-column-width="11656*"/>
    </style:style>
    <style:style style:name="Tabella3.C" style:family="table-column">
      <style:table-column-properties style:column-width="2.6cm" style:rel-column-width="8967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11cm" style:rel-column-width="4869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al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</style:style>
    <style:style style:name="P7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3c17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2"><text:placeholder text:placeholder-type="text">&lt;o.partner_id.name&gt;</text:placeholder></text:p>
            <text:p text:style-name="P7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2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3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2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5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5">ITEM</text:p>
            </table:table-cell>
            <table:table-cell table:style-name="Tabella1.A1" office:value-type="string">
              <text:p text:style-name="P68">DESCRIZIONE ARTICOLO <text:s/>/ <text:span text:style-name="T16">COLORE</text:span></text:p>
              <text:p text:style-name="P69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78"><text:placeholder text:placeholder-type="text">&lt;l.product_id.default_code or ''&gt;</text:placeholder></text:p>
          </table:table-cell>
          <table:table-cell table:style-name="Tabella1.B9" office:value-type="string">
            <text:p text:style-name="P81"><text:placeholder text:placeholder-type="text">&lt;"%s\n" % l.text_note_pre.strip() if l.text_note_pre else ''&gt;</text:placeholder><text:placeholder text:placeholder-type="text">&lt;l.name if l.use_text_description else (l.product_id.name or '')&gt;</text:placeholder><text:placeholder text:placeholder-type="text">&lt;"%s" % l.product_id.colour.strip() if l.product_id.colour else  ''&gt;</text:placeholder><text:span text:style-name="T17"><text:placeholder text:placeholder-type="text">&lt;get_partic_description(o.partner_id.id, l.product_id.id) if o.partner_id.use_partic else ''&gt;</text:placeholder></text:span><text:placeholder text:placeholder-type="text">&lt;"\n%s" % l.text_note_post.strip() if l.text_note_post else ''&gt;</text:placeholder></text:p>
          </table:table-cell>
          <table:table-cell table:style-name="Tabella1.C9" office:value-type="string">
            <text:p text:style-name="P79"><text:s/><text:placeholder text:placeholder-type="text">&lt;l.product_uom.name&gt;</text:placeholder></text:p>
          </table:table-cell>
          <table:table-cell table:style-name="Tabella1.D9" office:value-type="string">
            <text:p text:style-name="P80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0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4">TELEFONO / PHONE</text:p>
          </table:table-cell>
          <table:covered-table-cell/>
          <table:covered-table-cell/>
          <table:table-cell table:style-name="Tabella2.A1" office:value-type="string">
            <text:p text:style-name="P74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4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6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1"><text:span text:style-name="T15">MEZZO: </text:span><text:span text:style-name="T3"><text:placeholder text:placeholder-type="text">&lt;o.transportation_method_id.name or ''&gt;</text:placeholder></text:span></text:p>
            <text:p text:style-name="P70"><text:placeholder text:placeholder-type="text">&lt;"VETTORE: %s" %(o.default_carrier_id.partner_id.name) if o.default_carrier_id else ''&gt;</text:placeholder></text:p>
            <text:p text:style-name="P7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7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6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8"><text:span text:style-name="T18">N. Albo Trasp.: </text:span><text:placeholder text:placeholder-type="text">&lt;o.default_carrier_id.partner_id.transport_number if o.default_carrier_id.partner_id.is_vector else '/'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29:26.603353912</dc:date>
    <meta:editing-duration>P6DT3H37S</meta:editing-duration>
    <meta:editing-cycles>84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8" meta:word-count="325" meta:character-count="3494" meta:non-whitespace-character-count="3249"/>
    <meta:user-defined meta:name="Info 1"/>
    <meta:user-defined meta:name="Info 2"/>
    <meta:user-defined meta:name="Info 3"/>
    <meta:user-defined meta:name="Info 4"/>
  </office:meta>
</office:document-meta>
</file>